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88cm" fo:min-width="0.59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1cm" fo:min-width="0.04cm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.958cm" svg:y1="0.558cm" svg:x2="1.958cm" svg:y2="0.558cm" svg:d="M1958 558z" svg:viewBox="0 0 1 1">
          <text:p/>
        </draw:connector>
        <draw:connector draw:style-name="gr1" draw:text-style-name="P1" draw:layer="layout" draw:type="curve" svg:x1="1.958cm" svg:y1="0.558cm" svg:x2="1.958cm" svg:y2="0.558cm" svg:d="M1958 558z" svg:viewBox="0 0 1 1">
          <text:p/>
        </draw:connector>
        <draw:connector draw:style-name="gr1" draw:text-style-name="P1" draw:layer="layout" draw:type="curve" svg:x1="1.958cm" svg:y1="0.558cm" svg:x2="1.958cm" svg:y2="0.558cm" svg:d="M1958 558z" svg:viewBox="0 0 1 1">
          <text:p/>
        </draw:connector>
        <draw:custom-shape draw:style-name="gr2" draw:text-style-name="P2" xml:id="id2" draw:id="id2" draw:layer="layout" svg:width="1.8cm" svg:height="0.6cm" svg:x="8.2cm" svg:y="1.3cm">
          <text:p/>
          <draw:enhanced-geometry svg:viewBox="0 0 21600 21600" draw:type="rectangle" draw:enhanced-path="M 0 0 L 21600 0 21600 21600 0 21600 0 0 Z N"/>
        </draw:custom-shape>
        <draw:g xml:id="id1" draw:id="id1">
          <draw:line draw:style-name="gr3" draw:text-style-name="P1" draw:layer="layout" svg:x1="7.561cm" svg:y1="3.653cm" svg:x2="7.561cm" svg:y2="4.227cm">
            <text:p/>
          </draw:line>
          <draw:line draw:style-name="gr3" draw:text-style-name="P1" draw:layer="layout" svg:x1="6.8cm" svg:y1="4.232cm" svg:x2="8.32cm" svg:y2="4.232cm">
            <text:p/>
          </draw:line>
          <draw:line draw:style-name="gr3" draw:text-style-name="P1" draw:layer="layout" svg:x1="6.801cm" svg:y1="4.809cm" svg:x2="8.321cm" svg:y2="4.809cm">
            <text:p/>
          </draw:line>
          <draw:line draw:style-name="gr3" draw:text-style-name="P1" draw:layer="layout" svg:x1="7.561cm" svg:y1="4.806cm" svg:x2="7.561cm" svg:y2="5.38cm">
            <text:p/>
          </draw:line>
        </draw:g>
        <draw:connector draw:style-name="gr4" draw:text-style-name="P2" xml:id="id8" draw:id="id8" draw:layer="layout" svg:x1="7.56cm" svg:y1="3.653cm" svg:x2="8.2cm" svg:y2="1.6cm" draw:start-shape="id1" draw:start-glue-point="0" draw:end-shape="id2" draw:end-glue-point="3" svg:d="M7560 3653v-2053h640" svg:viewBox="0 0 641 2054">
          <text:p/>
        </draw:connector>
        <draw:connector draw:style-name="gr4" draw:text-style-name="P2" draw:layer="layout" svg:x1="10cm" svg:y1="1.6cm" svg:x2="10.5cm" svg:y2="3.9cm" draw:start-shape="id2" draw:start-glue-point="1" svg:d="M10000 1600h501v2300h-1" svg:viewBox="0 0 502 2301">
          <text:p/>
        </draw:connector>
        <draw:connector draw:style-name="gr4" draw:text-style-name="P2" xml:id="id6" draw:id="id6" draw:layer="layout" draw:line-skew="2.17cm" svg:x1="10.5cm" svg:y1="5cm" svg:x2="7.56cm" svg:y2="5.38cm" draw:end-shape="id1" draw:end-glue-point="2" svg:d="M10500 5000v3100h-2940v-2720" svg:viewBox="0 0 2941 3101">
          <text:p/>
        </draw:connector>
        <draw:custom-shape draw:style-name="gr5" draw:text-style-name="P2" xml:id="id3" draw:id="id3" draw:layer="layout" svg:width="1.542cm" svg:height="1.468cm" svg:x="0.4cm" svg:y="3.8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2" draw:layer="layout" svg:width="1.078cm" svg:height="1.079cm" svg:x="9.948cm" svg:y="3.921cm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1" draw:layer="layout" svg:x1="9.928cm" svg:y1="3.9cm" svg:x2="11.1cm" svg:y2="3.9cm">
            <text:p/>
          </draw:line>
        </draw:g>
        <draw:connector draw:style-name="gr1" draw:text-style-name="P1" draw:layer="layout" draw:type="line" svg:x1="2.6cm" svg:y1="2.25cm" svg:x2="4.45cm" svg:y2="4.1cm" svg:d="M2600 2250l1850 1850" svg:viewBox="0 0 1851 1851">
          <text:p/>
        </draw:connector>
        <draw:g>
          <draw:custom-shape draw:style-name="gr6" draw:text-style-name="P2" draw:layer="layout" svg:width="1.078cm" svg:height="1.079cm" draw:transform="rotate (2.35619449019234) translate (3.407cm 3.83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1" draw:layer="layout" svg:x1="4.201cm" svg:y1="3.072cm" svg:x2="3.372cm" svg:y2="3.901cm">
            <text:p/>
          </draw:line>
        </draw:g>
        <draw:connector draw:style-name="gr1" draw:text-style-name="P1" xml:id="id7" draw:id="id7" draw:layer="layout" draw:type="line" svg:x1="4.45cm" svg:y1="4.1cm" svg:x2="6.3cm" svg:y2="2.25cm" svg:d="M4450 4100l1850-1850" svg:viewBox="0 0 1851 1851">
          <text:p/>
        </draw:connector>
        <draw:g>
          <draw:custom-shape draw:style-name="gr6" draw:text-style-name="P2" draw:layer="layout" svg:width="1.078cm" svg:height="1.079cm" draw:transform="rotate (0.785398163397448) translate (4.499cm 3.29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1" draw:layer="layout" svg:x1="5.264cm" svg:y1="2.5cm" svg:x2="6.093cm" svg:y2="3.329cm">
            <text:p/>
          </draw:line>
        </draw:g>
        <draw:connector draw:style-name="gr1" draw:text-style-name="P1" xml:id="id5" draw:id="id5" draw:layer="layout" draw:type="line" svg:x1="2.6cm" svg:y1="2.25cm" svg:x2="4.45cm" svg:y2="0.4cm" svg:d="M2600 2250l1850-1850" svg:viewBox="0 0 1851 1851">
          <text:p/>
        </draw:connector>
        <draw:g>
          <draw:custom-shape draw:style-name="gr6" draw:text-style-name="P2" draw:layer="layout" svg:width="1.078cm" svg:height="1.079cm" draw:transform="rotate (0.785398163397448) translate (2.799cm 1.291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1" draw:layer="layout" svg:x1="3.564cm" svg:y1="0.5cm" svg:x2="4.393cm" svg:y2="1.329cm">
            <text:p/>
          </draw:line>
        </draw:g>
        <draw:connector draw:style-name="gr1" draw:text-style-name="P1" xml:id="id4" draw:id="id4" draw:layer="layout" draw:type="line" svg:x1="4.45cm" svg:y1="0.4cm" svg:x2="6.3cm" svg:y2="2.25cm" svg:d="M4450 400l1850 1850" svg:viewBox="0 0 1851 1851">
          <text:p/>
        </draw:connector>
        <draw:g>
          <draw:custom-shape draw:style-name="gr6" draw:text-style-name="P2" draw:layer="layout" svg:width="1.078cm" svg:height="1.079cm" draw:transform="rotate (2.35619449019234) translate (5.307cm 2.025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1" draw:layer="layout" svg:x1="6.101cm" svg:y1="1.264cm" svg:x2="5.272cm" svg:y2="2.093cm">
            <text:p/>
          </draw:line>
        </draw:g>
        <draw:connector draw:style-name="gr4" draw:text-style-name="P2" draw:layer="layout" svg:x1="1.171cm" svg:y1="3.8cm" svg:x2="4.45cm" svg:y2="0.4cm" draw:start-shape="id3" draw:start-glue-point="4" draw:end-shape="id4" draw:end-glue-point="2" svg:d="M1171 3800v-3400h3279" svg:viewBox="0 0 3280 3401">
          <text:p/>
        </draw:connector>
        <draw:connector draw:style-name="gr4" draw:text-style-name="P2" draw:layer="layout" draw:line-skew="-0.501cm" svg:x1="2.6cm" svg:y1="2.25cm" svg:x2="9.03cm" svg:y2="8.1cm" draw:start-shape="id5" draw:start-glue-point="2" draw:end-shape="id6" draw:end-glue-point="0" svg:d="M2600 2250v5850h6430" svg:viewBox="0 0 6431 5851">
          <text:p/>
        </draw:connector>
        <draw:connector draw:style-name="gr4" draw:text-style-name="P2" draw:layer="layout" svg:x1="1.171cm" svg:y1="5.268cm" svg:x2="4.45cm" svg:y2="4.1cm" draw:start-shape="id3" draw:start-glue-point="8" draw:end-shape="id7" draw:end-glue-point="2" svg:d="M1171 5268v502h3279v-1670" svg:viewBox="0 0 3280 1671">
          <text:p/>
        </draw:connector>
        <draw:connector draw:style-name="gr4" draw:text-style-name="P2" draw:layer="layout" svg:x1="6.3cm" svg:y1="2.25cm" svg:x2="7.56cm" svg:y2="1.6cm" draw:start-shape="id4" draw:start-glue-point="3" draw:end-shape="id8" draw:end-glue-point="0" svg:d="M6300 2250h630v-650h630" svg:viewBox="0 0 1261 6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28T22:21:13.221269020</dc:date>
    <meta:editing-duration>PT41M12S</meta:editing-duration>
    <meta:editing-cycles>16</meta:editing-cycles>
    <meta:generator>LibreOffice/6.4.6.2$Linux_X86_64 LibreOffice_project/40$Build-2</meta:generator>
    <meta:document-statistic meta:object-count="36"/>
  </office:meta>
</office:document-meta>
</file>